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3.526cm"/>
    </style:style>
    <style:style style:name="co4" style:family="table-column">
      <style:table-column-properties fo:break-before="auto" style:column-width="4.346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110">
      <style:table-cell-properties fo:background-color="#23ff23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10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nip-videonpakkaajan pakkaussuhteen arviointi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Kuvan leveys</text:p>
          </table:table-cell>
          <table:table-cell office:value-type="float" office:value="848">
            <text:p>848</text:p>
          </table:table-cell>
          <table:table-cell/>
          <table:table-cell office:value-type="string">
            <text:p>Lohkoja</text:p>
          </table:table-cell>
          <table:table-cell table:formula="of:=[.B4]*[.B5]/64" office:value-type="float" office:value="6360">
            <text:p>6360</text:p>
          </table:table-cell>
          <table:table-cell table:number-columns-repeated="2"/>
        </table:table-row>
        <table:table-row table:style-name="ro1">
          <table:table-cell office:value-type="string">
            <text:p>Kuvan korkeus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Päälohkoja</text:p>
          </table:table-cell>
          <table:table-cell table:formula="of:=[.B4]*[.B5]/256" office:value-type="float" office:value="1590">
            <text:p>1590</text:p>
          </table:table-cell>
          <table:table-cell table:number-columns-repeated="2"/>
        </table:table-row>
        <table:table-row table:style-name="ro1">
          <table:table-cell office:value-type="string">
            <text:p>Kuvan koko</text:p>
          </table:table-cell>
          <table:table-cell table:formula="of:=[.B4]*[.B5]*3" office:value-type="float" office:value="1221120">
            <text:p>12211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>
            <text:p>Vain muuttuvat ruudut</text:p>
          </table:table-cell>
          <table:table-cell office:value-type="string">
            <text:p>Palettia käyttämällä</text:p>
          </table:table-cell>
          <table:table-cell/>
          <table:table-cell office:value-type="string">
            <text:p>Pikselien RLE-pakkaus</text:p>
          </table:table-cell>
          <table:table-cell office:value-type="string">
            <text:p>Kuvapaletin pakkaus</text:p>
          </table:table-cell>
          <table:table-cell office:value-type="string">
            <text:p>Lohkopalettien pakkaus</text:p>
          </table:table-cell>
        </table:table-row>
        <table:table-row table:style-name="ro1">
          <table:table-cell/>
          <table:table-cell office:value-type="string">
            <text:p>Muuttuvia %</text:p>
          </table:table-cell>
          <table:table-cell office:value-type="string">
            <text:p>Kuvapaletilla</text:p>
          </table:table-cell>
          <table:table-cell office:value-type="string">
            <text:p>Lohkopaleteilla</text:p>
          </table:table-cell>
          <table:table-cell table:number-columns-repeated="3" office:value-type="string">
            <text:p>Pakkautuvuus %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lkuperäisdata</text:p>
          </table:table-cell>
          <table:table-cell table:style-name="ce4" table:formula="of:=[.B11]/100*[.B6]" office:value-type="float" office:value="488448">
            <text:p>488448</text:p>
          </table:table-cell>
          <table:table-cell table:style-name="ce4" table:formula="of:=[.B12]/3" office:value-type="float" office:value="162816">
            <text:p>162816</text:p>
          </table:table-cell>
          <table:table-cell table:style-name="ce4" table:formula="of:=[.C12]/2" office:value-type="float" office:value="81408">
            <text:p>81408</text:p>
          </table:table-cell>
          <table:table-cell table:style-name="ce4" table:formula="of:=([.D12]*(100-[.E11]))/100" office:value-type="float" office:value="36633.6">
            <text:p>36634</text:p>
          </table:table-cell>
          <table:table-cell table:style-name="ce4" table:formula="of:=[.E12]-([.C13]*(100-[.F11]))/100" office:value-type="float" office:value="36134.4">
            <text:p>36134</text:p>
          </table:table-cell>
          <table:table-cell table:formula="of:=[.F12]-[.D13]*[.G11]/100" office:value-type="float" office:value="20870.4">
            <text:p>20870,4</text:p>
          </table:table-cell>
        </table:table-row>
        <table:table-row table:style-name="ro1">
          <table:table-cell office:value-type="string">
            <text:p>Lisätty data</text:p>
          </table:table-cell>
          <table:table-cell table:style-name="ce4" table:formula="of:=[.E4]/8" office:value-type="float" office:value="795">
            <text:p>795</text:p>
          </table:table-cell>
          <table:table-cell table:style-name="ce4" office:value-type="float" office:value="768">
            <text:p>768</text:p>
          </table:table-cell>
          <table:table-cell table:style-name="ce4" table:formula="of:=[.E5]*16" office:value-type="float" office:value="25440">
            <text:p>25440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aikki lisätty data</text:p>
          </table:table-cell>
          <table:table-cell table:style-name="ce4" table:formula="of:=[.B13]" office:value-type="float" office:value="795">
            <text:p>795</text:p>
          </table:table-cell>
          <table:table-cell table:style-name="ce4" table:formula="of:=[.C13]+[.B14]" office:value-type="float" office:value="1563">
            <text:p>1563</text:p>
          </table:table-cell>
          <table:table-cell table:style-name="ce4" table:formula="of:=[.D13]+[.C14]" office:value-type="float" office:value="27003">
            <text:p>27003</text:p>
          </table:table-cell>
          <table:table-cell table:style-name="ce4" table:formula="of:=[.E13]+[.D14]" office:value-type="float" office:value="27003">
            <text:p>27003</text:p>
          </table:table-cell>
          <table:table-cell table:style-name="ce4" table:formula="of:=[.E14]" office:value-type="float" office:value="27003">
            <text:p>27003</text:p>
          </table:table-cell>
          <table:table-cell table:formula="of:=[.F14]" office:value-type="float" office:value="27003">
            <text:p>27003</text:p>
          </table:table-cell>
        </table:table-row>
        <table:table-row table:style-name="ro1">
          <table:table-cell office:value-type="string">
            <text:p>Kokonaisdata</text:p>
          </table:table-cell>
          <table:table-cell table:style-name="ce4" table:formula="of:=[.B12]+[.B14]" office:value-type="float" office:value="489243">
            <text:p>489243</text:p>
          </table:table-cell>
          <table:table-cell table:style-name="ce4" table:formula="of:=[.C12]+[.C14]" office:value-type="float" office:value="164379">
            <text:p>164379</text:p>
          </table:table-cell>
          <table:table-cell table:style-name="ce4" table:formula="of:=[.D12]+[.D14]" office:value-type="float" office:value="108411">
            <text:p>108411</text:p>
          </table:table-cell>
          <table:table-cell table:style-name="ce4" table:formula="of:=[.E12]+[.E14]" office:value-type="float" office:value="63636.6">
            <text:p>63637</text:p>
          </table:table-cell>
          <table:table-cell table:style-name="ce4" table:formula="of:=[.F12]+[.F14]" office:value-type="float" office:value="63137.4">
            <text:p>63137</text:p>
          </table:table-cell>
          <table:table-cell table:style-name="ce4" table:formula="of:=[.G12]+[.G14]" office:value-type="float" office:value="47873.4">
            <text:p>47873</text:p>
          </table:table-cell>
        </table:table-row>
        <table:table-row table:style-name="ro1">
          <table:table-cell table:style-name="ce1" office:value-type="string">
            <text:p>Pakkaussuhde 1:n</text:p>
          </table:table-cell>
          <table:table-cell table:style-name="ce5" table:formula="of:=[.B6]/[.B15]" office:value-type="float" office:value="2.49593760155996">
            <text:p>2,5</text:p>
          </table:table-cell>
          <table:table-cell table:style-name="ce5" table:formula="of:=[.B6]/[.C15]" office:value-type="float" office:value="7.42868614604055">
            <text:p>7,4</text:p>
          </table:table-cell>
          <table:table-cell table:style-name="ce5" table:formula="of:=[.B6]/[.D15]" office:value-type="float" office:value="11.2638016437446">
            <text:p>11,3</text:p>
          </table:table-cell>
          <table:table-cell table:style-name="ce5" table:formula="of:=[.B6]/[.E15]" office:value-type="float" office:value="19.1889572981586">
            <text:p>19,2</text:p>
          </table:table-cell>
          <table:table-cell table:style-name="ce5" table:formula="of:=[.B6]/[.F15]" office:value-type="float" office:value="19.340676049378">
            <text:p>19,3</text:p>
          </table:table-cell>
          <table:table-cell table:style-name="ce5" table:formula="of:=[.B6]/[.G15]" office:value-type="float" office:value="25.5072754389703">
            <text:p>25,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Johtopäätös: kuvapaletin pakkaus on turha. Edes vaikka:</text:p>
          </table:table-cell>
          <table:table-cell table:number-columns-repeated="6"/>
        </table:table-row>
        <table:table-row table:style-name="ro1">
          <table:table-cell office:value-type="string">
            <text:p>Kuvan koko</text:p>
          </table:table-cell>
          <table:table-cell office:value-type="string">
            <text:p>Pakkaussuhde muuten</text:p>
          </table:table-cell>
          <table:table-cell office:value-type="string">
            <text:p>Ilman pakkausta</text:p>
          </table:table-cell>
          <table:table-cell office:value-type="string">
            <text:p>Kuvapaletti pakattu</text:p>
          </table:table-cell>
          <table:table-cell office:value-type="string">
            <text:p>Pienenee %</text:p>
          </table:table-cell>
          <table:table-cell table:number-columns-repeated="2"/>
        </table:table-row>
        <table:table-row table:style-name="ro1">
          <table:table-cell office:value-type="float" office:value="1221120">
            <text:p>1221120</text:p>
          </table:table-cell>
          <table:table-cell table:style-name="ce6" office:value-type="float" office:value="200">
            <text:p>200</text:p>
          </table:table-cell>
          <table:table-cell table:formula="of:=[.A20]/[.B20]" office:value-type="float" office:value="6105.6">
            <text:p>6105,6</text:p>
          </table:table-cell>
          <table:table-cell table:formula="of:=[.C20]-[.F11]/100*768" office:value-type="float" office:value="5836.8">
            <text:p>5836,8</text:p>
          </table:table-cell>
          <table:table-cell table:formula="of:=(1-[.D20]/[.C20])*100" office:value-type="float" office:value="4.40251572327044">
            <text:p>4,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n sijaan lohkopalettien pakkaus voi säästää jopa puolet tilasta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Taulukko1.G50" table:end-x="2.248cm" table:end-y="0.266cm" draw:z-index="0" draw:style-name="gr1" svg:width="18.146cm" svg:height="11.137cm" svg:x="4.525cm" svg:y="0.186cm">
              <draw:object draw:notify-on-update-of-ranges="Taulukko1.A16:Taulukko1.A16 Taulukko1.B16:Taulukko1.G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2"/>
          <table:table-cell table:style-name="ce7" table:number-columns-repeated="3"/>
          <table:table-cell table:number-columns-repeated="3"/>
        </table:table-row>
        <table:table-row table:style-name="ro1" table:number-rows-repeated="26">
          <table:table-cell table:number-columns-repeated="7"/>
        </table:table-row>
        <table:table-row table:style-name="ro1">
          <table:table-cell office:value-type="string">
            <text:p>Vertailua DVD-levyjen MPEG2-pakkaukse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evyn koko 4,7 Gt</text:p>
          </table:table-cell>
          <table:table-cell office:value-type="float" office:value="5046586572">
            <text:p>5046586572</text:p>
          </table:table-cell>
          <table:table-cell table:number-columns-repeated="5"/>
        </table:table-row>
        <table:table-row table:style-name="ro1">
          <table:table-cell office:value-type="string">
            <text:p>Videota sekuntia</text:p>
          </table:table-cell>
          <table:table-cell office:value-type="float" office:value="7200">
            <text:p>7200</text:p>
          </table:table-cell>
          <table:table-cell table:number-columns-repeated="5"/>
        </table:table-row>
        <table:table-row table:style-name="ro1">
          <table:table-cell office:value-type="string">
            <text:p>Ääniraita kbit/s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string">
            <text:p>Ääniraita tavua/s</text:p>
          </table:table-cell>
          <table:table-cell table:formula="of:=[.B56]*1024/8" office:value-type="float" office:value="40960">
            <text:p>40960</text:p>
          </table:table-cell>
          <table:table-cell table:number-columns-repeated="5"/>
        </table:table-row>
        <table:table-row table:style-name="ro1">
          <table:table-cell office:value-type="string">
            <text:p>Ääniraidan koko</text:p>
          </table:table-cell>
          <table:table-cell table:formula="of:=[.B55]*[.B57]" office:value-type="float" office:value="294912000">
            <text:p>294912000</text:p>
          </table:table-cell>
          <table:table-cell table:number-columns-repeated="5"/>
        </table:table-row>
        <table:table-row table:style-name="ro1">
          <table:table-cell office:value-type="string">
            <text:p>Videoraidan koko</text:p>
          </table:table-cell>
          <table:table-cell table:formula="of:=[.B54]-[.B58]" office:value-type="float" office:value="4751674572">
            <text:p>4751674572</text:p>
          </table:table-cell>
          <table:table-cell table:number-columns-repeated="5"/>
        </table:table-row>
        <table:table-row table:style-name="ro1">
          <table:table-cell office:value-type="string">
            <text:p>Videoraita tavua/s</text:p>
          </table:table-cell>
          <table:table-cell table:formula="of:=[.B59]/[.B55]" office:value-type="float" office:value="659954.801666667">
            <text:p>659954,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kkaamaton video</text:p>
          </table:table-cell>
          <table:table-cell table:number-columns-repeated="6"/>
        </table:table-row>
        <table:table-row table:style-name="ro1">
          <table:table-cell office:value-type="string">
            <text:p>Kuvan leveys</text:p>
          </table:table-cell>
          <table:table-cell office:value-type="float" office:value="720">
            <text:p>720</text:p>
          </table:table-cell>
          <table:table-cell table:number-columns-repeated="5"/>
        </table:table-row>
        <table:table-row table:style-name="ro1">
          <table:table-cell office:value-type="string">
            <text:p>Kuvan korkeus</text:p>
          </table:table-cell>
          <table:table-cell office:value-type="float" office:value="480">
            <text:p>480</text:p>
          </table:table-cell>
          <table:table-cell table:number-columns-repeated="5"/>
        </table:table-row>
        <table:table-row table:style-name="ro1">
          <table:table-cell office:value-type="string">
            <text:p>Ruutua sekunnissa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Tavua sekunnissa</text:p>
          </table:table-cell>
          <table:table-cell table:formula="of:=[.B63]*[.B64]*3*[.B65]" office:value-type="float" office:value="25920000">
            <text:p>25920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PEG2-pakkaussuhde</text:p>
          </table:table-cell>
          <table:table-cell table:formula="of:=[.B66]/[.B60]" office:value-type="float" office:value="39.2754169445256">
            <text:p>39,28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04.11.2008</text:date>, <text:time>22:46:5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turi Tilanterä</meta:initial-creator>
    <meta:creation-date>2008-10-31T09:21:53</meta:creation-date>
    <dc:date>2008-11-04T22:46:50</dc:date>
    <dc:creator>Artturi Tilanterä</dc:creator>
    <meta:editing-duration>PT01H07M39S</meta:editing-duration>
    <meta:editing-cycles>16</meta:editing-cycles>
    <meta:generator>OpenOffice.org/3.0$Linux OpenOffice.org_project/300m9$Build-9358</meta:generator>
    <meta:document-statistic meta:table-count="3" meta:cell-count="9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8.147cm" svg:height="11.138cm" chart:class="chart:line" chart:style-name="ch1">
        <chart:legend chart:legend-position="end" svg:x="14.726cm" svg:y="5.287cm" chart:style-name="ch2"/>
        <chart:plot-area chart:style-name="ch3" table:cell-range-address="Taulukko1.A16:Taulukko1.G16" chart:data-source-has-labels="column" svg:x="0.36cm" svg:y="0.221cm" svg:width="14.003cm" svg:height="10.47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ulukko1.B16:Taulukko1.G16" chart:label-cell-address="Taulukko1.A16:Taulukko1.A16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 text:id="Taulukko1.A16:Taulukko1.A16">Pakkaussuhde 1:n</text:p>
              </table:table-cell>
              <table:table-cell office:value-type="float" office:value="2.49593760155996">
                <text:p text:id="Taulukko1.B16:Taulukko1.G16">2.49593760155996</text:p>
              </table:table-cell>
              <table:table-cell office:value-type="float" office:value="7.42868614604055">
                <text:p>7.42868614604055</text:p>
              </table:table-cell>
              <table:table-cell office:value-type="float" office:value="11.2638016437446">
                <text:p>11.2638016437446</text:p>
              </table:table-cell>
              <table:table-cell office:value-type="float" office:value="19.1889572981586">
                <text:p>19.1889572981586</text:p>
              </table:table-cell>
              <table:table-cell office:value-type="float" office:value="19.340676049378">
                <text:p>19.340676049378</text:p>
              </table:table-cell>
              <table:table-cell office:value-type="float" office:value="25.5072754389703">
                <text:p>25.5072754389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